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c94" officeooo:paragraph-rsid="00192c94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2c94" officeooo:paragraph-rsid="00192c9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fdff" officeooo:paragraph-rsid="001afdf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9905" officeooo:paragraph-rsid="001c990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afdff" officeooo:paragraph-rsid="001afdff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c9905" officeooo:paragraph-rsid="001c990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c9905" officeooo:paragraph-rsid="001c9905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9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O CATALIS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Me Pague!</text:p>
      <text:p text:style-name="P2"/>
      <text:p text:style-name="P2"/>
      <text:p text:style-name="P2"/>
      <text:p text:style-name="P2"/>
      <text:p text:style-name="P4">DESENVOLVIDO POR</text:p>
      <text:p text:style-name="P4"/>
      <text:p text:style-name="P4">ANA LUIZA SANTOS</text:p>
      <text:p text:style-name="P4">KAIO SANCHES</text:p>
      <text:p text:style-name="P4">RODRIGO VA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O</text:span>bjetivo do projeto:</text:p>
      <text:p text:style-name="P1"/>
      <text:p text:style-name="P1"><text:tab/>Na Zup existe um processo de verificação de pagamentos de custo fixo que é feito manualmente verificando populando planilhas. Então o objetivo é facilitar a cobrança do não pagamento do fornecedor.</text:p>
      <text:p text:style-name="P1"><text:tab/>Para isso, existirá uma base dos dados dos fornecedores e suas respectivas categorias de custo, uma base dos responsáveis desses custo para gerar o pagamento, e um relatório para gerar a cobrança de quem é o responsável e o pedido de compra.</text:p>
      <text:p text:style-name="P1"/>
      <text:p text:style-name="P3">Especificações dos dados necessários:</text:p>
      <text:p text:style-name="P5"/>
      <text:p text:style-name="P5"><text:tab/>Pedido Compra: <text:span text:style-name="T4">número do pedido</text:span>, data de vencimento, valor aproximado, data de pagamento, fornecedor, responsável;</text:p>
      <text:p text:style-name="P5"/>
      <text:p text:style-name="P5"><text:tab/>Fornecedor: <text:span text:style-name="T1">CNPJ, </text:span><text:span text:style-name="T2"><text:s/>Razão Social, logradouro, número, bairro, cidade, estado, telefone, e-mail;</text:span></text:p>
      <text:p text:style-name="P5"><text:span text:style-name="T2"/></text:p>
      <text:p text:style-name="P5"><text:span text:style-name="T2"><text:tab/>Categoria do custo: id, nome categoria de custo;</text:span></text:p>
      <text:p text:style-name="P5"><text:span text:style-name="T2"/></text:p>
      <text:p text:style-name="P5"><text:span text:style-name="T2"><text:tab/>Responsável: </text:span><text:span text:style-name="T3">e-mail corporativo</text:span><text:span text:style-name="T2">, nome completo, nome do projeto.</text:span></text:p>
      <text:p text:style-name="P5"><text:span text:style-name="T2"/></text:p>
      <text:p text:style-name="P5"><text:span text:style-name="T2"><text:tab/>Nota fiscal: id, <text:s/>numero da nota fiscal, fornecedor, valor, data emissão, pedido compra;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08:50:44.989000000</meta:creation-date>
    <dc:date>2021-05-03T14:09:30.699000000</dc:date>
    <meta:editing-duration>PT27M33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15" meta:word-count="148" meta:character-count="990" meta:non-whitespace-character-count="848"/>
  </office:meta>
</office:document-meta>
</file>